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90000017019BD765E48DE7EDC.png" manifest:media-type="image/png"/>
  <manifest:file-entry manifest:full-path="Pictures/10000201000001DF0000019B3138049430E83359.png" manifest:media-type="image/png"/>
  <manifest:file-entry manifest:full-path="Pictures/10000201000003D400000217145F3FF8419EA1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55e" officeooo:paragraph-rsid="000c855e"/>
    </style:style>
    <style:style style:name="P2" style:family="paragraph" style:parent-style-name="Standard">
      <style:text-properties officeooo:rsid="0018359f" officeooo:paragraph-rsid="0018359f"/>
    </style:style>
    <style:style style:name="P3" style:family="paragraph" style:parent-style-name="Standard">
      <style:text-properties officeooo:rsid="001f8231" officeooo:paragraph-rsid="001f8231"/>
    </style:style>
    <style:style style:name="P4" style:family="paragraph" style:parent-style-name="Standard">
      <style:text-properties fo:language="es" fo:country="ES" officeooo:rsid="00191752" officeooo:paragraph-rsid="00191752"/>
    </style:style>
    <style:style style:name="P5" style:family="paragraph" style:parent-style-name="Standard">
      <style:text-properties fo:language="es" fo:country="ES" officeooo:rsid="001ce15f" officeooo:paragraph-rsid="001ce15f"/>
    </style:style>
    <style:style style:name="P6" style:family="paragraph" style:parent-style-name="Standard">
      <style:text-properties fo:language="es" fo:country="ES" officeooo:rsid="001e688d" officeooo:paragraph-rsid="001e688d"/>
    </style:style>
    <style:style style:name="P7" style:family="paragraph" style:parent-style-name="Standard">
      <style:text-properties fo:language="es" fo:country="ES" officeooo:rsid="000c01b0" officeooo:paragraph-rsid="000c01b0"/>
    </style:style>
    <style:style style:name="P8" style:family="paragraph" style:parent-style-name="Standard">
      <style:text-properties fo:language="es" fo:country="ES" officeooo:rsid="000c855e" officeooo:paragraph-rsid="000c855e"/>
    </style:style>
    <style:style style:name="P9" style:family="paragraph" style:parent-style-name="Standard">
      <style:text-properties fo:language="es" fo:country="ES" officeooo:rsid="000e1e77" officeooo:paragraph-rsid="000e1e77"/>
    </style:style>
    <style:style style:name="P10" style:family="paragraph" style:parent-style-name="Standard">
      <style:text-properties fo:language="es" fo:country="ES" fo:font-style="italic" fo:font-weight="bold" officeooo:rsid="000f7a54" officeooo:paragraph-rsid="000f7a54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language="es" fo:country="ES" fo:font-style="italic" officeooo:rsid="0010fdd7" officeooo:paragraph-rsid="0010fdd7" style:font-style-asian="italic" style:font-style-complex="italic"/>
    </style:style>
    <style:style style:name="P12" style:family="paragraph" style:parent-style-name="Standard">
      <style:text-properties fo:language="es" fo:country="ES" officeooo:rsid="000f7a54" officeooo:paragraph-rsid="000f7a54"/>
    </style:style>
    <style:style style:name="P13" style:family="paragraph" style:parent-style-name="Standard">
      <style:text-properties fo:language="es" fo:country="ES" officeooo:rsid="000f7a54" officeooo:paragraph-rsid="0010fdd7"/>
    </style:style>
    <style:style style:name="P14" style:family="paragraph" style:parent-style-name="Standard">
      <style:text-properties fo:language="es" fo:country="ES" officeooo:rsid="0010fdd7" officeooo:paragraph-rsid="0010fdd7"/>
    </style:style>
    <style:style style:name="P15" style:family="paragraph" style:parent-style-name="Standard">
      <style:text-properties fo:language="es" fo:country="ES" officeooo:rsid="00121b47" officeooo:paragraph-rsid="00121b47"/>
    </style:style>
    <style:style style:name="P16" style:family="paragraph" style:parent-style-name="Standard">
      <style:text-properties fo:language="es" fo:country="ES" officeooo:rsid="00145599" officeooo:paragraph-rsid="00145599"/>
    </style:style>
    <style:style style:name="P17" style:family="paragraph" style:parent-style-name="Standard">
      <style:text-properties fo:language="es" fo:country="ES" officeooo:rsid="0014aaa4" officeooo:paragraph-rsid="0014aaa4"/>
    </style:style>
    <style:style style:name="P18" style:family="paragraph" style:parent-style-name="Standard">
      <style:text-properties fo:language="es" fo:country="ES" officeooo:rsid="0018359f" officeooo:paragraph-rsid="0018359f"/>
    </style:style>
    <style:style style:name="P19" style:family="paragraph" style:parent-style-name="Standard">
      <style:text-properties fo:language="es" fo:country="ES" officeooo:rsid="0018359f" officeooo:paragraph-rsid="00191752"/>
    </style:style>
    <style:style style:name="P20" style:family="paragraph" style:parent-style-name="Standard">
      <style:text-properties fo:language="es" fo:country="ES" officeooo:rsid="00267f19" officeooo:paragraph-rsid="00267f19"/>
    </style:style>
    <style:style style:name="P21" style:family="paragraph" style:parent-style-name="Standard">
      <style:text-properties fo:language="es" fo:country="ES" officeooo:rsid="00267f19" officeooo:paragraph-rsid="0027b225"/>
    </style:style>
    <style:style style:name="P22" style:family="paragraph" style:parent-style-name="Standard">
      <style:text-properties fo:language="es" fo:country="ES" officeooo:rsid="00267f19" officeooo:paragraph-rsid="00289f2a"/>
    </style:style>
    <style:style style:name="P23" style:family="paragraph" style:parent-style-name="Standard">
      <style:text-properties fo:language="es" fo:country="ES" officeooo:rsid="00245484" officeooo:paragraph-rsid="00267f19"/>
    </style:style>
    <style:style style:name="P24" style:family="paragraph" style:parent-style-name="Standard">
      <style:text-properties fo:font-size="18pt" fo:language="es" fo:country="ES" fo:font-weight="bold" officeooo:rsid="000c01b0" officeooo:paragraph-rsid="000c01b0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language="es" fo:country="ES" fo:font-weight="bold" officeooo:rsid="00145599" officeooo:paragraph-rsid="00145599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22pt" fo:language="es" fo:country="ES" fo:font-weight="bold" officeooo:rsid="000c01b0" officeooo:paragraph-rsid="000c01b0" style:font-size-asian="22pt" style:font-weight-asian="bold" style:font-size-complex="22pt" style:font-weight-complex="bold"/>
    </style:style>
    <style:style style:name="P27" style:family="paragraph" style:parent-style-name="Heading_20_2">
      <style:text-properties fo:language="es" fo:country="ES" officeooo:rsid="00267f19" officeooo:paragraph-rsid="002efdd3"/>
    </style:style>
    <style:style style:name="P28" style:family="paragraph" style:parent-style-name="Heading_20_2">
      <style:text-properties fo:language="es" fo:country="ES" officeooo:rsid="00267f19" officeooo:paragraph-rsid="00267f19"/>
    </style:style>
    <style:style style:name="P29" style:family="paragraph" style:parent-style-name="Standard" style:list-style-name="L1">
      <style:text-properties fo:language="es" fo:country="ES" officeooo:paragraph-rsid="000f7a54"/>
    </style:style>
    <style:style style:name="P30" style:family="paragraph" style:parent-style-name="Standard" style:list-style-name="L1">
      <style:text-properties fo:language="es" fo:country="ES" officeooo:rsid="000f7a54" officeooo:paragraph-rsid="000f7a54"/>
    </style:style>
    <style:style style:name="P31" style:family="paragraph" style:parent-style-name="Standard" style:list-style-name="L1">
      <style:text-properties fo:language="es" fo:country="ES" officeooo:rsid="000f7a54" officeooo:paragraph-rsid="0010fdd7"/>
    </style:style>
    <style:style style:name="P32" style:family="paragraph" style:parent-style-name="Standard">
      <style:text-properties fo:language="es" fo:country="ES" officeooo:rsid="00267f19" officeooo:paragraph-rsid="002d1b04"/>
    </style:style>
    <style:style style:name="P33" style:family="paragraph" style:parent-style-name="Standard">
      <style:text-properties fo:language="es" fo:country="ES" officeooo:rsid="00267f19" officeooo:paragraph-rsid="00267f19"/>
    </style:style>
    <style:style style:name="P34" style:family="paragraph" style:parent-style-name="Standard">
      <style:text-properties fo:language="es" fo:country="ES" officeooo:rsid="00267f19" officeooo:paragraph-rsid="00289f2a"/>
    </style:style>
    <style:style style:name="P35" style:family="paragraph" style:parent-style-name="Standard">
      <style:text-properties fo:language="es" fo:country="ES" officeooo:rsid="00267f19" officeooo:paragraph-rsid="002db041"/>
    </style:style>
    <style:style style:name="P36" style:family="paragraph" style:parent-style-name="Standard">
      <style:text-properties fo:language="es" fo:country="ES" officeooo:rsid="001e688d" officeooo:paragraph-rsid="001e688d"/>
    </style:style>
    <style:style style:name="P37" style:family="paragraph" style:parent-style-name="Standard">
      <style:text-properties fo:language="es" fo:country="ES" officeooo:rsid="001e688d" officeooo:paragraph-rsid="002db041"/>
    </style:style>
    <style:style style:name="P38" style:family="paragraph" style:parent-style-name="Standard">
      <style:text-properties fo:font-weight="normal" officeooo:rsid="00191752" officeooo:paragraph-rsid="001e688d" style:font-weight-asian="normal" style:font-weight-complex="normal"/>
    </style:style>
    <style:style style:name="P39" style:family="paragraph" style:parent-style-name="Standard">
      <style:text-properties fo:font-weight="normal" officeooo:rsid="00191752" officeooo:paragraph-rsid="002db041" style:font-weight-asian="normal" style:font-weight-complex="normal"/>
    </style:style>
    <style:style style:name="P40" style:family="paragraph" style:parent-style-name="Text_20_body">
      <style:text-properties fo:language="es" fo:country="ES" officeooo:rsid="00267f19" officeooo:paragraph-rsid="002efdd3"/>
    </style:style>
    <style:style style:name="T1" style:family="text">
      <style:text-properties officeooo:rsid="000e1e77"/>
    </style:style>
    <style:style style:name="T2" style:family="text">
      <style:text-properties officeooo:rsid="000f7a54"/>
    </style:style>
    <style:style style:name="T3" style:family="text">
      <style:text-properties officeooo:rsid="0010fdd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21b47"/>
    </style:style>
    <style:style style:name="T7" style:family="text">
      <style:text-properties officeooo:rsid="0014aaa4"/>
    </style:style>
    <style:style style:name="T8" style:family="text">
      <style:text-properties officeooo:rsid="0018359f"/>
    </style:style>
    <style:style style:name="T9" style:family="text">
      <style:text-properties style:text-line-through-style="none" style:text-line-through-type="none" fo:font-weight="bold" style:font-weight-asian="bold" style:font-weight-complex="bold"/>
    </style:style>
    <style:style style:name="T10" style:family="text">
      <style:text-properties fo:font-style="normal" officeooo:rsid="00191752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f8231" style:font-weight-asian="bold" style:font-weight-complex="bold"/>
    </style:style>
    <style:style style:name="T13" style:family="text">
      <style:text-properties officeooo:rsid="00191752"/>
    </style:style>
    <style:style style:name="T14" style:family="text">
      <style:text-properties fo:language="es" fo:country="ES"/>
    </style:style>
    <style:style style:name="T15" style:family="text">
      <style:text-properties fo:language="es" fo:country="ES" fo:font-style="italic" style:font-style-asian="italic" style:font-style-complex="italic"/>
    </style:style>
    <style:style style:name="T16" style:family="text">
      <style:text-properties fo:language="es" fo:country="ES" officeooo:rsid="00191752"/>
    </style:style>
    <style:style style:name="T17" style:family="text">
      <style:text-properties fo:language="es" fo:country="ES" fo:font-weight="bold" style:font-weight-asian="bold" style:font-weight-complex="bold"/>
    </style:style>
    <style:style style:name="T18" style:family="text">
      <style:text-properties officeooo:rsid="001f8231"/>
    </style:style>
    <style:style style:name="T19" style:family="text">
      <style:text-properties officeooo:rsid="0021d5ff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91752" style:font-size-asian="12pt" style:font-size-complex="12pt" loext:padding="0in" loext:border="none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67f19" style:font-size-asian="12pt" style:font-size-complex="12pt" loext:padding="0in" loext:border="none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b225" style:font-size-asian="12pt" style:font-size-complex="12pt" loext:padding="0in" loext:border="none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5484" style:font-size-asian="12pt" style:font-size-complex="12pt" loext:padding="0in" loext:border="none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89f2a" style:font-size-asian="12pt" style:font-size-complex="12pt" loext:padding="0in" loext:border="none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9ec9" style:font-size-asian="12pt" style:font-size-complex="12pt" loext:padding="0in" loext:border="none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1b04" style:font-size-asian="12pt" style:font-size-complex="12pt" loext:padding="0in" loext:border="none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b041" style:font-size-asian="12pt" style:font-size-complex="12pt" loext:padding="0in" loext:border="none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normal" style:font-size-complex="12pt" style:font-style-complex="normal" loext:padding="0in" loext:border="none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67f19" style:font-size-asian="12pt" style:font-style-asian="normal" style:font-size-complex="12pt" style:font-style-complex="normal" loext:padding="0in" loext:border="none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9ec9" style:font-name-asian="Noto Sans Mono CJK SC" style:font-size-asian="12pt" style:font-style-asian="italic" style:font-name-complex="Liberation Mono" style:font-size-complex="12pt" style:font-style-complex="italic" loext:padding="0in" loext:border="none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1b04" style:font-name-asian="Noto Sans Mono CJK SC" style:font-size-asian="12pt" style:font-name-complex="Liberation Mono" style:font-size-complex="12pt" loext:padding="0in" loext:border="none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45484" style:font-size-asian="12pt" style:font-weight-asian="bold" style:font-size-complex="12pt" style:font-weight-complex="bold" loext:padding="0in" loext:border="none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7b225" style:font-size-asian="12pt" style:font-weight-asian="bold" style:font-size-complex="12pt" style:font-weight-complex="bold" loext:padding="0in" loext:border="none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italic" fo:font-weight="normal" style:font-size-asian="12pt" style:font-style-asian="italic" style:font-size-complex="12pt" style:font-style-complex="italic" loext:padding="0in" loext:border="none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299ec9" style:font-size-asian="12pt" style:font-style-asian="italic" style:font-size-complex="12pt" style:font-style-complex="italic" loext:padding="0in" loext:border="none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27b225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40" style:family="text">
      <style:text-properties fo:font-variant="normal" fo:text-transform="none" fo:color="#000000" loext:opacity="100%" style:font-name="Liberation Serif" fo:letter-spacing="normal" fo:font-style="normal" fo:font-weight="normal" officeooo:rsid="002d1b04" loext:padding="0in" loext:border="none"/>
    </style:style>
    <style:style style:name="T41" style:family="text">
      <style:text-properties fo:font-variant="normal" fo:text-transform="none" fo:color="#000000" loext:opacity="100%" style:font-name="Liberation Serif" fo:font-size="18pt" fo:letter-spacing="normal" fo:font-style="normal" fo:font-weight="normal" officeooo:rsid="002d1b04" style:font-size-asian="18pt" style:font-size-complex="18pt" loext:padding="0in" loext:border="none"/>
    </style:style>
    <style:style style:name="T42" style:family="text">
      <style:text-properties fo:font-variant="normal" fo:text-transform="none" fo:color="#000000" loext:opacity="100%" style:font-name="Liberation Serif" fo:font-size="18pt" fo:letter-spacing="normal" fo:font-style="normal" officeooo:rsid="002d1b04" style:font-size-asian="18pt" style:font-size-complex="18pt" loext:padding="0in" loext:border="none"/>
    </style:style>
    <style:style style:name="T43" style:family="text">
      <style:text-properties fo:font-variant="normal" fo:text-transform="none" fo:color="#000000" loext:opacity="100%" style:font-name="Liberation Serif" fo:font-size="18pt" fo:letter-spacing="normal" fo:font-style="normal" fo:font-weight="bold" officeooo:rsid="002d1b04" style:font-size-asian="18pt" style:font-weight-asian="bold" style:font-size-complex="18pt" style:font-weight-complex="bold" loext:padding="0in" loext:border="none"/>
    </style:style>
    <style:style style:name="T44" style:family="text">
      <style:text-properties style:font-name="Liberation Serif" fo:font-size="12pt" style:font-size-asian="12pt" style:font-size-complex="12pt"/>
    </style:style>
    <style:style style:name="T45" style:family="text">
      <style:text-properties officeooo:rsid="00267f1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Kubernetes</text:p>
      <text:p text:style-name="P7"/>
      <text:p text:style-name="P7"/>
      <text:p text:style-name="P24">Introducción</text:p>
      <text:p text:style-name="P7"/>
      <text:p text:style-name="P7">Kubernetes, o k8s, es un orquestador de contenedores, tiene similitud con Docker Swarm pero con mayor funcionalidades. Permite el escalamiento, cambio<text:span text:style-name="T1">s</text:span> en tiempo real, replicas entre otras cosas.</text:p>
      <text:p text:style-name="P7"/>
      <text:p text:style-name="P8">Comenzo en 2015 y luego fue donado Cloud Native Computing Foundation (CNCF)</text:p>
      <text:p text:style-name="P8"/>
      <text:p text:style-name="P1"><text:span text:style-name="T14">Pagina oficial: </text:span><text:a xlink:type="simple" xlink:href="https://kubernetes.io/" text:style-name="Internet_20_link" text:visited-style-name="Visited_20_Internet_20_Link">https://kubernetes.io/</text:a></text:p>
      <text:p text:style-name="P8"/>
      <text:p text:style-name="P9"/>
      <text:p text:style-name="P10">Arquitectura basica</text:p>
      <text:p text:style-name="P12"/>
      <text:p text:style-name="P14"><text:span text:style-name="T5">Maestro</text:span>:</text:p>
      <text:p text:style-name="P12"><draw:frame draw:style-name="fr3" draw:name="Image1" text:anchor-type="char" svg:width="6.1272in" svg:height="3.3445in" draw:z-index="0"><draw:image xlink:href="Pictures/10000201000003D400000217145F3FF8419EA16D.png" xlink:type="simple" xlink:show="embed" xlink:actuate="onLoad" draw:mime-type="image/png"/></draw:frame></text:p>
      <text:p text:style-name="P12">Cluster: conjunto de maestro y nodos</text:p>
      <text:p text:style-name="P12"/>
      <text:p text:style-name="P13">Cliente: se comunica al kubernete mediante la API-SERVER realizando un POST de un archivo .yaml</text:p>
      <text:p text:style-name="P12"/>
      <text:p text:style-name="P12">Control plane o maestro: se encarga de la administracion del cluster</text:p>
      <text:p text:style-name="P12"/>
      <text:p text:style-name="P12">Controller Manager: esta compuesto de componentes que gestionan <text:span text:style-name="T3">distintas</text:span> caracteristicas del cluster.</text:p>
      <text:list xml:id="list1513825473" text:style-name="L1">
        <text:list-item>
          <text:p text:style-name="P29"><text:span text:style-name="T2">Node Controller: gestiona la parte de los nodos, si estan vivos, si estan caidos </text:span><text:span text:style-name="T3">y que hacer en ese caso</text:span><text:span text:style-name="T2">.</text:span></text:p>
        </text:list-item>
        <text:list-item>
          <text:p text:style-name="P30">Replicaction Controller: <text:span text:style-name="T3">basicamente se encarga de conseguir que las replicas de los contenedores esten correctas y activas.</text:span></text:p>
        </text:list-item>
        <text:list-item>
          <text:p text:style-name="P31">Endpoints Controller: <text:span text:style-name="T3">se vincula con los servicios </text:span><text:span text:style-name="T6">pods</text:span><text:span text:style-name="T3">, ofrece un endpoint a un determinado services que permite un deploy.</text:span></text:p>
        </text:list-item>
        <text:list-item>
          <text:p text:style-name="P31"><text:soft-page-break/>Service Account &amp; Token Controllers: <text:span text:style-name="T3">para el servicio de cuenta y toke de autorizacion.</text:span></text:p>
        </text:list-item>
      </text:list>
      <text:p text:style-name="P13"/>
      <text:p text:style-name="P14">Scheduler: determina cuando algo se pide donde va ir a parar dentro del cluster.</text:p>
      <text:p text:style-name="P14"/>
      <text:p text:style-name="P14">ETCD, almacen clave-valor: base de datos donde se persiste la informacion de configuracion del cluster.</text:p>
      <text:p text:style-name="P14"/>
      <text:p text:style-name="P14">Kubernetes DNS: es un DNS interno donde se va a pedir todo lo referente a la red</text:p>
      <text:p text:style-name="P14"/>
      <text:p text:style-name="P14">Cloud Controller manager: solo para cuando se despliga el cluster en la nube como AWS, Google Cloud, etc.</text:p>
      <text:p text:style-name="P14"/>
      <text:p text:style-name="P14"/>
      <text:p text:style-name="P11">Esclavo:</text:p>
      <text:p text:style-name="P14"><draw:frame draw:style-name="fr2" draw:name="Image2" text:anchor-type="char" svg:width="4.9898in" svg:height="4.2811in" draw:z-index="1"><draw:image xlink:href="Pictures/10000201000001DF0000019B3138049430E83359.png" xlink:type="simple" xlink:show="embed" xlink:actuate="onLoad" draw:mime-type="image/png"/></draw:frame></text:p>
      <text:p text:style-name="P15">Nodo: ejecutor de contenedores</text:p>
      <text:p text:style-name="P15"/>
      <text:p text:style-name="P14">Conta<text:span text:style-name="T6">i</text:span>ner Runtime: <text:span text:style-name="T6">es el que se encarga de ejecutar el contenedor. Puede ser Docker, Containerd, Kubernetes CRI</text:span></text:p>
      <text:p text:style-name="P14"/>
      <text:p text:style-name="P15">Pod: es el componente mas pequeño dentro del cluster, basicamente es un container pero puede ser uno o mas contenedores que forman una unidad de trabajo.</text:p>
      <text:p text:style-name="P15"/>
      <text:p text:style-name="P15">Kubelet: es un agente que se despliega en cada nodo y trabaja de manera cooperativa con el maestro. Es el core dentro un nodo.</text:p>
      <text:p text:style-name="P15"/>
      <text:p text:style-name="P15"><text:soft-page-break/>Kube-proxy: permite la conectividad de todos los componentes dentro del nodo con el resto del cluster.</text:p>
      <text:p text:style-name="P15"/>
      <text:p text:style-name="P15"/>
      <text:p text:style-name="P25">Minikube</text:p>
      <text:p text:style-name="P16"/>
      <text:p text:style-name="P16">Es una herramienta que nos permite trabajar <text:span text:style-name="T7">de forma</text:span> local con Kubernetes. Crea un cluster con un solo nodo.</text:p>
      <text:p text:style-name="P16"/>
      <text:p text:style-name="P17"><text:span text:style-name="T8">Tiene</text:span> muchas de las caracteristicas de Kubernetes. Funciona dentro de una maquina virtual y soporta distintos container <text:span text:style-name="T19">runtime</text:span>: Containerd, CRI-O, Docker.</text:p>
      <text:p text:style-name="P17"/>
      <text:p text:style-name="P17">Es necesario instalar <text:span text:style-name="T9">Kubectl</text:span> que <text:span text:style-name="T8">es la herramienta para </text:span>gestiona<text:span text:style-name="T8">r</text:span> el cluster, y un <text:span text:style-name="T11">Hypervisor</text:span> como Virtuabox, <text:span text:style-name="T8">KVM o Docker</text:span>.</text:p>
      <text:p text:style-name="P17"/>
      <text:p text:style-name="P2"><text:span text:style-name="T15">Instalacion de Kubectl: </text:span><text:a xlink:type="simple" xlink:href="https://kubernetes.io/docs/tasks/tools/install-kubectl/" text:style-name="Internet_20_link" text:visited-style-name="Visited_20_Internet_20_Link">https://kubernetes.io/docs/tasks/tools/install-kubectl/</text:a></text:p>
      <text:p text:style-name="P2"><text:span text:style-name="T15">Instalacion de Minikube: </text:span><text:a xlink:type="simple" xlink:href="https://minikube.sigs.k8s.io/docs/start/" text:style-name="Internet_20_link" text:visited-style-name="Visited_20_Internet_20_Link">https://minikube.sigs.k8s.io/docs/start/</text:a></text:p>
      <text:p text:style-name="P18"/>
      <text:p text:style-name="P19">Para iniciar el cluster, ejecutar:</text:p>
      <text:p text:style-name="P19"><text:span text:style-name="T13"><text:tab/>#</text:span> minikube <text:span text:style-name="T11">start</text:span> <text:span text:style-name="T45">[</text:span><text:span text:style-name="T11">--driver</text:span>=&lt;<text:span text:style-name="T4">vm_driver</text:span>&gt;<text:span text:style-name="T45">]</text:span></text:p>
      <text:p text:style-name="P18"><text:span text:style-name="T13">donde </text:span><text:span text:style-name="T4">vm_driver </text:span><text:span text:style-name="T10">puede ser </text:span>docker, kvm2, virtualbox <text:span text:style-name="T13">entre otros. Si no se especifica el driver, se configura alguno de los disponibles.</text:span></text:p>
      <text:p text:style-name="P18"/>
      <text:p text:style-name="P19">La primera vez que se <text:span text:style-name="T13">inicia el cluster se</text:span> descarga l<text:span text:style-name="T13">os componentes necesarios</text:span> por lo que puede demorar un poco. Una vez terminado <text:span text:style-name="T13">se observa el estado con:</text:span></text:p>
      <text:p text:style-name="P19"><text:span text:style-name="T13"><text:tab/>#</text:span> minikube <text:span text:style-name="T11">status</text:span></text:p>
      <text:p text:style-name="P18"/>
      <text:p text:style-name="P4">Para detener el cluster:</text:p>
      <text:p text:style-name="P4"><text:tab/># minikube <text:span text:style-name="T11">stop</text:span></text:p>
      <text:p text:style-name="P4"/>
      <text:p text:style-name="P4">Para eliminar el cluster:</text:p>
      <text:p text:style-name="P4"><text:tab/># minikube <text:span text:style-name="T11">delete</text:span></text:p>
      <text:p text:style-name="P4"/>
      <text:p text:style-name="P5">Algunos comandos utiles:</text:p>
      <text:p text:style-name="P5"># <text:s/><text:span text:style-name="T13">minikube </text:span><text:span text:style-name="T11">ip</text:span>: permite saber que direccion ip se asigno al node del cluster.</text:p>
      <text:p text:style-name="P5"># <text:s/><text:span text:style-name="T13">minikube </text:span><text:span text:style-name="T11">log</text:span>: muestra los logs del sistema.</text:p>
      <text:p text:style-name="P5"># <text:s/><text:span text:style-name="T13">minikube </text:span><text:span text:style-name="T11">ssh</text:span>: ingresa dentro de la maquina virtual que se creo al arrancar <text:s/><text:span text:style-name="T13">minikube.</text:span></text:p>
      <text:p text:style-name="P3"><text:span text:style-name="T14"># <text:s/></text:span><text:span text:style-name="T16">minikube </text:span><text:span text:style-name="T17">dashboard</text:span><text:span text:style-name="T14">: abre la interfaz grafica de configuracion del cluster.</text:span></text:p>
      <text:p text:style-name="P4"/>
      <text:p text:style-name="P6">Los archivo<text:span text:style-name="T18">s</text:span> de configuracion de minikube se encuentra<text:span text:style-name="T18">n</text:span> en <text:span text:style-name="T11">~/.kube</text:span> <text:span text:style-name="T18">que tiene informacion sobre el cluster, y </text:span><text:span text:style-name="T12">~/.minikube</text:span><text:span text:style-name="T18"> con toda la informacion para arrancar el cluster.</text:span></text:p>
      <text:p text:style-name="P6"/>
      <text:p text:style-name="P20">Si se quiere especificar el container runtime sobre el cual va a ejecutar el cluster:</text:p>
      <text:p text:style-name="P23"><text:span text:style-name="T44"><text:tab/># </text:span><text:span text:style-name="Source_20_Text"><text:span text:style-name="T20"><text:s/></text:span></text:span><text:span text:style-name="Source_20_Text"><text:span text:style-name="T21">minikube </text:span></text:span><text:span text:style-name="Source_20_Text"><text:span text:style-name="T20">start –</text:span></text:span><text:span text:style-name="Source_20_Text"><text:span text:style-name="T34">container-runtime</text:span></text:span><text:span text:style-name="Source_20_Text"><text:span text:style-name="T20">=&lt;</text:span></text:span><text:span text:style-name="Source_20_Text"><text:span text:style-name="T37">container</text:span></text:span><text:span text:style-name="Source_20_Text"><text:span text:style-name="T20">&gt;</text:span></text:span></text:p>
      <text:p text:style-name="P23"><text:span text:style-name="Source_20_Text"><text:span text:style-name="T22">donde <text:s/></text:span></text:span><text:span text:style-name="Source_20_Text"><text:span text:style-name="T37">container</text:span></text:span><text:span text:style-name="Source_20_Text"><text:span text:style-name="T29"> </text:span></text:span><text:span text:style-name="Source_20_Text"><text:span text:style-name="T30">puede ser </text:span></text:span><text:span text:style-name="Source_20_Text"><text:span text:style-name="T29">docker, containerd </text:span></text:span><text:span text:style-name="Source_20_Text"><text:span text:style-name="T30">o </text:span></text:span><text:span text:style-name="Source_20_Text"><text:span text:style-name="T29">cri-o.</text:span></text:span></text:p>
      <text:p text:style-name="P6"/>
      <text:p text:style-name="P20">Luego para obtener la informacion del nodo:</text:p>
      <text:p text:style-name="P20"><text:tab/># <text:s/><text:span text:style-name="Source_20_Text"><text:span text:style-name="T20">kubectl </text:span></text:span><text:span text:style-name="Source_20_Text"><text:span text:style-name="T34">get nodes </text:span></text:span><text:span text:style-name="Source_20_Text"><text:span text:style-name="T31">[</text:span></text:span><text:span text:style-name="Source_20_Text"><text:span text:style-name="T34">-o wide</text:span></text:span><text:span text:style-name="Source_20_Text"><text:span text:style-name="T31">]</text:span></text:span></text:p>
      <text:p text:style-name="P20"><text:span text:style-name="Source_20_Text"><text:span text:style-name="T23">c</text:span></text:span><text:span text:style-name="Source_20_Text"><text:span text:style-name="T20">on -o wide se obtiene mayor informacion.</text:span></text:span></text:p>
      <text:p text:style-name="P20"><text:soft-page-break/><text:span text:style-name="Source_20_Text"><text:span text:style-name="T20"/></text:span></text:p>
      <text:p text:style-name="P21"><text:span text:style-name="Source_20_Text"><text:span text:style-name="T23">Si se quiere crear otro cluster con Minikube se debe ejecutar:</text:span></text:span></text:p>
      <text:p text:style-name="P21"><text:span text:style-name="Source_20_Text"><text:span text:style-name="T23"><text:tab/></text:span></text:span><text:span text:style-name="Source_20_Text"><text:span text:style-name="T24"># <text:s/></text:span></text:span><text:span text:style-name="Source_20_Text"><text:span text:style-name="T21">minikube </text:span></text:span><text:span text:style-name="Source_20_Text"><text:span text:style-name="T24">start </text:span></text:span><text:span text:style-name="Source_20_Text"><text:span text:style-name="T35">-</text:span></text:span><text:span text:style-name="Source_20_Text"><text:span text:style-name="T36">p</text:span></text:span><text:span text:style-name="Source_20_Text"><text:span text:style-name="T23"> &lt;</text:span></text:span><text:span text:style-name="Source_20_Text"><text:span text:style-name="T39">cluster_name</text:span></text:span><text:span text:style-name="Source_20_Text"><text:span text:style-name="T23">&gt;</text:span></text:span></text:p>
      <text:p text:style-name="P21"><text:span text:style-name="Source_20_Text"><text:span text:style-name="T23">Nuevamente, si no se especifica el driver ni el container runtime, el cluster se inicia con lo valores por default.</text:span></text:span></text:p>
      <text:p text:style-name="P21"><text:span text:style-name="Source_20_Text"><text:span text:style-name="T23"/></text:span></text:p>
      <text:p text:style-name="P21"><text:span text:style-name="Source_20_Text"><text:span text:style-name="T23">Para saber en que cluster se encuentra:</text:span></text:span></text:p>
      <text:p text:style-name="P21"><text:span text:style-name="Source_20_Text"><text:span text:style-name="T23"><text:tab/># minikube </text:span></text:span><text:span text:style-name="Source_20_Text"><text:span text:style-name="T36">profile</text:span></text:span></text:p>
      <text:p text:style-name="P21"><text:span text:style-name="Source_20_Text"><text:span text:style-name="T23">y para obtener la lista de perfiles / cluster:</text:span></text:span></text:p>
      <text:p text:style-name="P21"><text:span text:style-name="Source_20_Text"><text:span text:style-name="T23"><text:tab/># minikube </text:span></text:span><text:span text:style-name="Source_20_Text"><text:span text:style-name="T36">profile</text:span></text:span><text:span text:style-name="Source_20_Text"><text:span text:style-name="T23"> </text:span></text:span><text:span text:style-name="Source_20_Text"><text:span text:style-name="T36">list</text:span></text:span></text:p>
      <text:p text:style-name="P22"><text:span text:style-name="Source_20_Text"><text:span text:style-name="T25">Luego si se quiere cambiar de perfil:</text:span></text:span></text:p>
      <text:p text:style-name="P22"><text:span text:style-name="Source_20_Text"><text:span text:style-name="T25"><text:tab/></text:span></text:span><text:span text:style-name="Source_20_Text"><text:span text:style-name="T23"># minikube </text:span></text:span><text:span text:style-name="Source_20_Text"><text:span text:style-name="T36">profile</text:span></text:span><text:span text:style-name="Source_20_Text"><text:span text:style-name="T23"> &lt;</text:span></text:span><text:span text:style-name="Source_20_Text"><text:span text:style-name="T39">cluster_name</text:span></text:span><text:span text:style-name="Source_20_Text"><text:span text:style-name="T23">&gt;</text:span></text:span></text:p>
      <text:p text:style-name="P20"><text:span text:style-name="Source_20_Text"><text:span text:style-name="T20"/></text:span></text:p>
      <text:p text:style-name="P22"><text:span text:style-name="Source_20_Text"><text:span text:style-name="T25">Toda la información se actualiza en los directorios de configuraci</text:span></text:span><text:span text:style-name="Source_20_Text"><text:span text:style-name="T27">ó</text:span></text:span><text:span text:style-name="Source_20_Text"><text:span text:style-name="T25">n: ~/.kube/config y ~/.minikube/machines/</text:span></text:span></text:p>
      <text:p text:style-name="P20"><text:span text:style-name="Source_20_Text"><text:span text:style-name="T20"/></text:span></text:p>
      <text:p text:style-name="P32"><text:span text:style-name="Source_20_Text"><text:span text:style-name="T25">Para</text:span></text:span><text:span text:style-name="Source_20_Text"><text:span text:style-name="T26"> iniciar,</text:span></text:span><text:span text:style-name="Source_20_Text"><text:span text:style-name="T25"> para</text:span></text:span><text:span text:style-name="Source_20_Text"><text:span text:style-name="T26">r o eliminar </text:span></text:span><text:span text:style-name="Source_20_Text"><text:span text:style-name="T25">un cluster especifico se usa</text:span></text:span><text:span text:style-name="Source_20_Text"><text:span text:style-name="T26">n</text:span></text:span><text:span text:style-name="Source_20_Text"><text:span text:style-name="T25"> </text:span></text:span><text:span text:style-name="Source_20_Text"><text:span text:style-name="T32">los comandos</text:span></text:span><text:span text:style-name="Source_20_Text"><text:span text:style-name="T25"> ya mencionado</text:span></text:span><text:span text:style-name="Source_20_Text"><text:span text:style-name="T26">s (</text:span></text:span><text:span text:style-name="Source_20_Text"><text:span text:style-name="T38">start, stop, delete</text:span></text:span><text:span text:style-name="Source_20_Text"><text:span text:style-name="T26">)</text:span></text:span><text:span text:style-name="Source_20_Text"><text:span text:style-name="T25">, pero teniendo en cuenta el perfil donde se encuentra </text:span></text:span><text:span text:style-name="Source_20_Text"><text:span text:style-name="T27">actualmente</text:span></text:span><text:span text:style-name="Source_20_Text"><text:span text:style-name="T25">.</text:span></text:span></text:p>
      <text:p text:style-name="P22"><text:span text:style-name="Source_20_Text"><text:span text:style-name="T25"/></text:span></text:p>
      <text:p text:style-name="P22"><text:span text:style-name="Source_20_Text"><text:span text:style-name="T25"/></text:span></text:p>
      <text:p text:style-name="P32"><text:span text:style-name="Source_20_Text"><text:span text:style-name="T43">Pods</text:span></text:span></text:p>
      <text:p text:style-name="P20"><text:span text:style-name="Source_20_Text"><text:span text:style-name="T20"/></text:span></text:p>
      <text:p text:style-name="P32"><text:span text:style-name="Source_20_Text"><text:span text:style-name="T27">Los pods </text:span></text:span><text:span text:style-name="Source_20_Text"><text:span text:style-name="T33">son</text:span></text:span><text:span text:style-name="Source_20_Text"><text:span text:style-name="T27"> la unidad minima de trabaja, el runtime mas pequeño dentro de Kubernetes. Internamente estan compuestos por contenedores Docker o cualquier otro runtime-container que podamos utilizar.</text:span></text:span></text:p>
      <text:p text:style-name="P32"><text:span text:style-name="Source_20_Text"><text:span text:style-name="T27"/></text:span></text:p>
      <text:p text:style-name="P35"><text:span text:style-name="Source_20_Text"><text:span text:style-name="T28">Pod lifecycle</text:span></text:span></text:p>
      <text:p text:style-name="P37"/>
      <text:p text:style-name="P37"><draw:frame draw:style-name="fr1" draw:name="Image3" text:anchor-type="char" svg:width="6.9252in" svg:height="3.5736in" draw:z-index="2"><draw:image xlink:href="Pictures/10000000000002C90000017019BD765E48DE7EDC.png" xlink:type="simple" xlink:show="embed" xlink:actuate="onLoad" draw:mime-type="image/png"/></draw:frame></text:p>
      <text:p text:style-name="P37"/>
      <text:p text:style-name="P37"/>
      <text:p text:style-name="P37"><text:soft-page-break/></text:p>
      <text:p text:style-name="P37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3:13:17.553462605</meta:creation-date>
    <dc:date>2021-02-20T19:52:15.731765589</dc:date>
    <meta:editing-duration>PT1H17M3S</meta:editing-duration>
    <meta:editing-cycles>10</meta:editing-cycles>
    <meta:generator>LibreOffice/7.0.4.2$Linux_X86_64 LibreOffice_project/00$Build-2</meta:generator>
    <meta:document-statistic meta:table-count="0" meta:image-count="3" meta:object-count="0" meta:page-count="5" meta:paragraph-count="66" meta:word-count="728" meta:character-count="4700" meta:non-whitespace-character-count="4024"/>
  </office:meta>
</office:document-meta>
</file>